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 style:list-style-name="L1"/>
    <style:style style:name="P3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ve guia de la utilizacion de GIT</text:p>
      <text:p text:style-name="Standard"/>
      <text:p text:style-name="Standard">El directorio de trabajo sera</text:p>
      <text:p text:style-name="Standard"/>
      <text:p text:style-name="Standard">/home/miguel/webpy/gitdemo/</text:p>
      <text:p text:style-name="Standard"/>
      <text:p text:style-name="Standard">Dentro del directorio trabajo al comenzar el proyecto se genera la carpeta donde git controlara los cambios ejecutando el comando → git init</text:p>
      <text:p text:style-name="Standard"/>
      <text:p text:style-name="Standard">miguel@miguel-laptop:~/webpy/gitdemo$ git init </text:p>
      <text:p text:style-name="Standard">Initialized empty Git repository in /home/miguel/webpy/gitdemo/.git/</text:p>
      <text:p text:style-name="Standard"/>
      <text:p text:style-name="Standard">Creamos un archivo de texto para probarlo → readme.txt</text:p>
      <text:p text:style-name="Standard"/>
      <text:p text:style-name="Standard">Para comprobar el estado de las actualizaciones utilizaremos el comando → git status</text:p>
      <text:p text:style-name="Standard"/>
      <text:p text:style-name="Standard"><text:tab/># On branch master</text:p>
      <text:p text:style-name="Standard"><text:tab/>#</text:p>
      <text:p text:style-name="Standard"><text:tab/># Initial commit</text:p>
      <text:p text:style-name="Standard"><text:tab/>#</text:p>
      <text:p text:style-name="P1"><text:tab/># Untracked files:</text:p>
      <text:p text:style-name="P1"><text:tab/># <text:s text:c="2"/>(use "git add &lt;file&gt;..." to include in what will be committed)</text:p>
      <text:p text:style-name="P1"><text:tab/>#</text:p>
      <text:p text:style-name="P1"><text:tab/>#<text:tab/>readme.txt </text:p>
      <text:p text:style-name="P1"/>
      <text:p text:style-name="Standard">Las lineas resaltadas indican que los archivos listados no están contenidos en el registro del control de cambios. De manera mas breve → git status -s</text:p>
      <text:p text:style-name="Standard"><text:tab/>?? readme.txt</text:p>
      <text:p text:style-name="Standard"/>
      <text:p text:style-name="Standard">Para añadir el archivo al registro de cambios, utilizaremos → git add readme.txt</text:p>
      <text:p text:style-name="Standard">Al comprobar de nuevo el estado → git status</text:p>
      <text:p text:style-name="Standard"/>
      <text:p text:style-name="P3"># On branch master</text:p>
      <text:p text:style-name="P3">#</text:p>
      <text:p text:style-name="P3"># Initial commit</text:p>
      <text:p text:style-name="P3">#</text:p>
      <text:p text:style-name="P3"># Changes to be committed:</text:p>
      <text:p text:style-name="P3"># <text:s text:c="2"/>(use "git rm --cached &lt;file&gt;..." to unstage)</text:p>
      <text:p text:style-name="P3">#</text:p>
      <text:p text:style-name="P3">#<text:tab/>new file: <text:s text:c="2"/>readme.txt</text:p>
      <text:p text:style-name="Standard"/>
      <text:p text:style-name="Standard">De manera simplificada → git status -s</text:p>
      <text:p text:style-name="P3"><text:span text:style-name="T1">A</text:span> <text:s/>readme.txt</text:p>
      <text:p text:style-name="Standard"/>
      <text:p text:style-name="Standard">Modificamos el archivo readme.txt y consultamos el status → git status -s</text:p>
      <text:p text:style-name="P3"><text:span text:style-name="T1">A</text:span><text:span text:style-name="T2">M</text:span> readme.txt</text:p>
      <text:p text:style-name="Standard"/>
      <text:p text:style-name="Standard">Para añadir <text:span text:style-name="T1">todos</text:span> los cambios al registro de cambios usaremos → git add .</text:p>
      <text:p text:style-name="Standard">Para añadir el cambio de manera permanente → git commit</text:p>
      <text:p text:style-name="Standard">Nos abre un editor de texto, donde describiremos el cambio que se ha realizado.</text:p>
      <text:p text:style-name="Standard"/>
      <text:p text:style-name="Standard"/>
      <text:p text:style-name="P3"><text:soft-page-break/>[master (root-commit) 6ed47aa] Primera modificacion</text:p>
      <text:p text:style-name="P3"><text:s/>1 files changed, 4 insertions(+), 0 deletions(-)</text:p>
      <text:p text:style-name="P3"><text:s/>create mode 100644 readme.txt</text:p>
      <text:p text:style-name="P3"/>
      <text:p text:style-name="Standard">Para listar los cambios → git log</text:p>
      <text:p text:style-name="Standard"/>
      <text:p text:style-name="P3">commit 6ed47aa22add76f9b8c578dda96b3446ba9867aa</text:p>
      <text:p text:style-name="P3">Author: Miguel Paniagua &lt;paniagua.miguel@gmail.com&gt;</text:p>
      <text:p text:style-name="P3">Date: <text:s text:c="2"/>Sun Jul 1 23:06:51 2012 +0200</text:p>
      <text:p text:style-name="P3"></text:p>
      <text:p text:style-name="P3"><text:s text:c="4"/>Primera modificacion</text:p>
      <text:p text:style-name="P3"/>
      <text:p text:style-name="Standard">De manera simplificada y destacando diferentes campos podemos crear el siguiente alias <text:span text:style-name="T3">lg </text:span></text:p>
      <text:p text:style-name="Standard"><text:tab/>git config --global alias.lg "log --pretty=format:'%Cred%h%Creset -%C(yellow)%d%Creset %s %Cgreen(%cr %an)%Creset' --abbrev-commit --date=relative"</text:p>
      <text:p text:style-name="Standard"/>
      <text:p text:style-name="Standard">Con lo que al ejecutar → git lg nos mostrara</text:p>
      <text:p text:style-name="Standard"><text:tab/>6ed47aa - (HEAD, master) Primera modificacion (14 minutes ago Miguel Paniagua)</text:p>
      <text:p text:style-name="Standard"/>
      <text:p text:style-name="Standard"/>
      <text:p text:style-name="Standard"/>
      <text:p text:style-name="Standard">Como deshacer cambios:</text:p>
      <text:p text:style-name="Standard">Caso 1: El cambio no ha sido comprometido (Commit)</text:p>
      <text:p text:style-name="Standard"><text:tab/>git checkout readme.txt</text:p>
      <text:p text:style-name="Standard">Caso 2: El cambio ha sido comprometido</text:p>
      <text:p text:style-name="Standard"><text:tab/>git revert HASH_DEL_CAMBIO</text:p>
      <text:p text:style-name="Standard">El menos confictivosuele ser el ultimo</text:p>
      <text:p text:style-name="Standard"><text:tab/></text:p>
      <text:p text:style-name="Standard">Ramas de desarrollo, para comprobar en que rama de desarrollo estamos</text:p>
      <text:p text:style-name="Standard"><text:tab/>git branch</text:p>
      <text:p text:style-name="Standard">Para crear el punto de donde sale la rama</text:p>
      <text:p text:style-name="Standard"><text:tab/>git branch -v</text:p>
      <text:p text:style-name="Standard"><text:tab/>git branch NOMBRE</text:p>
      <text:p text:style-name="Standard">Para cambiar de rama</text:p>
      <text:p text:style-name="Standard"><text:tab/>git checkout NOMBRE</text:p>
      <text:p text:style-name="Standard">Para volver a la principàl</text:p>
      <text:p text:style-name="Standard"><text:tab/>git checkout master</text:p>
      <text:p text:style-name="Standard">Para unirlas </text:p>
      <text:p text:style-name="Standard"><text:tab/>git merge NOMBRE</text:p>
      <text:p text:style-name="Standard">Puede surgir conflictos, se resuelven editandolos</text:p>
      <text:p text:style-name="Standard"/>
      <text:p text:style-name="Standard"/>
      <text:p text:style-name="Standard"/>
      <text:list xml:id="list452805544" text:style-name="L1">
        <text:list-item>
          <text:p text:style-name="P2"><text:a xlink:type="simple" xlink:href="https://gist.github.com/515937">https://gist.github.com/515937</text:a></text:p>
        </text:list-item>
        <text:list-item>
          <text:p text:style-name="P2">http://www.ralfebert.de/blog/tools/git_screencas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2-07-01T22:28:53</meta:creation-date>
    <dc:date>2012-07-02T09:54:04</dc:date>
    <dc:creator>miguel </dc:creator>
    <meta:editing-duration>PT10H6M49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2" meta:paragraph-count="69" meta:word-count="410" meta:character-count="2707" meta:non-whitespace-character-count="2301"/>
  </office:meta>
</office:document-meta>
</file>